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66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9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43">
            <text:p><text:s text:c="3"/>51,851</text:p>
          </table:table-cell>
          <table:table-cell office:value-type="float" office:value="45353" table:style-name="ce44">
            <text:p><text:s text:c="3"/>45,353</text:p>
          </table:table-cell>
          <table:table-cell office:value-type="float" office:value="3337" table:style-name="ce43">
            <text:p><text:s text:c="3"/>3,337</text:p>
          </table:table-cell>
          <table:table-cell office:value-type="float" office:value="3246" table:style-name="ce43">
            <text:p><text:s text:c="3"/>3,246</text:p>
          </table:table-cell>
          <table:table-cell office:value-type="float" office:value="91" table:style-name="ce43">
            <text:p><text:s text:c="3"/>91</text:p>
          </table:table-cell>
          <table:table-cell office:value-type="float" office:value="3161" table:style-name="ce44">
            <text:p><text:s text:c="3"/>3,161</text:p>
          </table:table-cell>
          <table:table-cell office:value-type="float" office:value="3053" table:style-name="ce43">
            <text:p><text:s text:c="3"/>3,053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4月止</text:p>
          </table:table-cell>
          <table:table-cell office:value-type="string" table:style-name="ce148">
            <text:p>計</text:p>
          </table:table-cell>
          <table:table-cell office:value-type="float" office:value="31842" table:style-name="ce67">
            <text:p><text:s text:c="3"/>31,842</text:p>
          </table:table-cell>
          <table:table-cell office:value-type="float" office:value="29582" table:style-name="ce68">
            <text:p><text:s text:c="3"/>29,582</text:p>
          </table:table-cell>
          <table:table-cell office:value-type="float" office:value="1110" table:style-name="ce67">
            <text:p><text:s text:c="3"/>1,110</text:p>
          </table:table-cell>
          <table:table-cell office:value-type="float" office:value="1055" table:style-name="ce67">
            <text:p><text:s text:c="3"/>1,055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1150" table:style-name="ce68">
            <text:p><text:s text:c="3"/>1,150</text:p>
          </table:table-cell>
          <table:table-cell office:value-type="float" office:value="990" table:style-name="ce67">
            <text:p><text:s text:c="3"/>990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31502" table:style-name="ce97">
            <text:p><text:s text:c="3"/>31,502</text:p>
          </table:table-cell>
          <table:table-cell office:value-type="float" office:value="29245" table:style-name="ce97">
            <text:p><text:s text:c="3"/>29,245</text:p>
          </table:table-cell>
          <table:table-cell office:value-type="float" office:value="1110" table:style-name="ce97">
            <text:p><text:s text:c="3"/>1,110</text:p>
          </table:table-cell>
          <table:table-cell office:value-type="float" office:value="1055" table:style-name="ce97">
            <text:p><text:s text:c="3"/>1,055</text:p>
          </table:table-cell>
          <table:table-cell office:value-type="float" office:value="55" table:style-name="ce97">
            <text:p><text:s text:c="3"/>55</text:p>
          </table:table-cell>
          <table:table-cell office:value-type="float" office:value="1147" table:style-name="ce97">
            <text:p><text:s text:c="3"/>1,147</text:p>
          </table:table-cell>
          <table:table-cell office:value-type="float" office:value="989" table:style-name="ce97">
            <text:p><text:s text:c="3"/>989</text:p>
          </table:table-cell>
          <table:table-cell office:value-type="float" office:value="158" table:style-name="ce97">
            <text:p><text:s text:c="3"/>158</text:p>
          </table:table-cell>
          <table:table-cell office:value-type="float" office:value="340" table:style-name="ce97">
            <text:p><text:s text:c="3"/>340</text:p>
          </table:table-cell>
          <table:table-cell office:value-type="float" office:value="337" table:style-name="ce97">
            <text:p><text:s text:c="3"/>337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2" table:style-name="ce99">
            <text:p><text:s text:c="3"/>2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5843" table:style-name="ce43">
            <text:p><text:s text:c="3"/>15,843</text:p>
          </table:table-cell>
          <table:table-cell office:value-type="float" office:value="15552" table:style-name="ce44">
            <text:p><text:s text:c="3"/>15,552</text:p>
          </table:table-cell>
          <table:table-cell office:value-type="float" office:value="93" table:style-name="ce43">
            <text:p><text:s text:c="3"/>93</text:p>
          </table:table-cell>
          <table:table-cell office:value-type="float" office:value="67" table:style-name="ce43">
            <text:p><text:s text:c="3"/>67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98" table:style-name="ce44">
            <text:p><text:s text:c="3"/>198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126" table:style-name="ce33">
            <text:p><text:s text:c="3"/>126</text:p>
          </table:table-cell>
          <table:table-cell office:value-type="float" office:value="15751" table:style-name="ce101">
            <text:p><text:s text:c="3"/>15,751</text:p>
          </table:table-cell>
          <table:table-cell office:value-type="float" office:value="15461" table:style-name="ce101">
            <text:p><text:s text:c="3"/>15,461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97" table:style-name="ce101">
            <text:p><text:s text:c="3"/>197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125" table:style-name="ce101">
            <text:p><text:s text:c="3"/>125</text:p>
          </table:table-cell>
          <table:table-cell office:value-type="float" office:value="92" table:style-name="ce101">
            <text:p><text:s text:c="3"/>92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5999" table:style-name="ce53">
            <text:p><text:s text:c="3"/>15,999</text:p>
          </table:table-cell>
          <table:table-cell office:value-type="float" office:value="14030" table:style-name="ce54">
            <text:p><text:s text:c="3"/>14,030</text:p>
          </table:table-cell>
          <table:table-cell office:value-type="float" office:value="1017" table:style-name="ce53">
            <text:p><text:s text:c="3"/>1,017</text:p>
          </table:table-cell>
          <table:table-cell office:value-type="float" office:value="988" table:style-name="ce53">
            <text:p><text:s text:c="3"/>988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952" table:style-name="ce54">
            <text:p><text:s text:c="3"/>952</text:p>
          </table:table-cell>
          <table:table-cell office:value-type="float" office:value="918" table:style-name="ce53">
            <text:p><text:s text:c="3"/>918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15751" table:style-name="ce105">
            <text:p><text:s text:c="3"/>15,751</text:p>
          </table:table-cell>
          <table:table-cell office:value-type="float" office:value="13784" table:style-name="ce105">
            <text:p><text:s text:c="3"/>13,784</text:p>
          </table:table-cell>
          <table:table-cell office:value-type="float" office:value="1017" table:style-name="ce105">
            <text:p><text:s text:c="3"/>1,017</text:p>
          </table:table-cell>
          <table:table-cell office:value-type="float" office:value="988" table:style-name="ce105">
            <text:p><text:s text:c="3"/>988</text:p>
          </table:table-cell>
          <table:table-cell office:value-type="float" office:value="29" table:style-name="ce105">
            <text:p><text:s text:c="3"/>29</text:p>
          </table:table-cell>
          <table:table-cell office:value-type="float" office:value="950" table:style-name="ce105">
            <text:p><text:s text:c="3"/>950</text:p>
          </table:table-cell>
          <table:table-cell office:value-type="float" office:value="917" table:style-name="ce105">
            <text:p><text:s text:c="3"/>917</text:p>
          </table:table-cell>
          <table:table-cell office:value-type="float" office:value="33" table:style-name="ce105">
            <text:p><text:s text:c="3"/>33</text:p>
          </table:table-cell>
          <table:table-cell office:value-type="float" office:value="248" table:style-name="ce105">
            <text:p><text:s text:c="3"/>248</text:p>
          </table:table-cell>
          <table:table-cell office:value-type="float" office:value="246" table:style-name="ce105">
            <text:p><text:s text:c="3"/>246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5.1192842942345926" table:style-name="ce152">
            <text:p>5.12</text:p>
          </table:table-cell>
          <table:table-cell office:value-type="float" office:value="4.7124600638977636" table:style-name="ce152">
            <text:p>4.71</text:p>
          </table:table-cell>
          <table:table-cell office:value-type="float" office:value="6.4885496183206106" table:style-name="ce152">
            <text:p>6.49</text:p>
          </table:table-cell>
          <table:table-cell office:value-type="float" office:value="3.1620553359683794" table:style-name="ce152">
            <text:p>3.16</text:p>
          </table:table-cell>
          <table:table-cell office:value-type="float" office:value="100" table:style-name="ce152">
            <text:p>100.00</text:p>
          </table:table-cell>
          <table:table-cell office:value-type="float" office:value="14.963503649635038" table:style-name="ce152">
            <text:p>14.96</text:p>
          </table:table-cell>
          <table:table-cell office:value-type="float" office:value="8.4337349397590362" table:style-name="ce152">
            <text:p>8.43</text:p>
          </table:table-cell>
          <table:table-cell office:value-type="float" office:value="80" table:style-name="ce152">
            <text:p>80.00</text:p>
          </table:table-cell>
          <table:table-cell office:value-type="float" office:value="5.0388568563549763" table:style-name="ce152">
            <text:p>5.04</text:p>
          </table:table-cell>
          <table:table-cell office:value-type="float" office:value="4.6224133297500671" table:style-name="ce152">
            <text:p>4.62</text:p>
          </table:table-cell>
          <table:table-cell office:value-type="float" office:value="6.4885496183206106" table:style-name="ce152">
            <text:p>6.49</text:p>
          </table:table-cell>
          <table:table-cell office:value-type="float" office:value="3.1620553359683794" table:style-name="ce152">
            <text:p>3.16</text:p>
          </table:table-cell>
          <table:table-cell office:value-type="float" office:value="100" table:style-name="ce152">
            <text:p>100.00</text:p>
          </table:table-cell>
          <table:table-cell office:value-type="float" office:value="14.963503649635038" table:style-name="ce152">
            <text:p>14.96</text:p>
          </table:table-cell>
          <table:table-cell office:value-type="float" office:value="8.4337349397590362" table:style-name="ce152">
            <text:p>8.43</text:p>
          </table:table-cell>
          <table:table-cell office:value-type="float" office:value="80" table:style-name="ce152">
            <text:p>80.00</text:p>
          </table:table-cell>
          <table:table-cell office:value-type="float" office:value="14.285714285714285" table:style-name="ce152">
            <text:p>14.29</text:p>
          </table:table-cell>
          <table:table-cell office:value-type="float" office:value="14.285714285714285" table:style-name="ce152">
            <text:p>14.29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.1608077786088256" table:style-name="ce154">
            <text:p>5.16</text:p>
          </table:table-cell>
          <table:table-cell office:value-type="float" office:value="4.0929762506316321" table:style-name="ce154">
            <text:p>4.09</text:p>
          </table:table-cell>
          <table:table-cell office:value-type="float" office:value="63.157894736842103" table:style-name="ce154">
            <text:p>63.16</text:p>
          </table:table-cell>
          <table:table-cell office:value-type="float" office:value="46.666666666666664" table:style-name="ce154">
            <text:p>46.67</text:p>
          </table:table-cell>
          <table:table-cell office:value-type="float" office:value="125" table:style-name="ce154">
            <text:p>125.00</text:p>
          </table:table-cell>
          <table:table-cell office:value-type="float" office:value="97.058823529411768" table:style-name="ce154">
            <text:p>97.06</text:p>
          </table:table-cell>
          <table:table-cell office:value-type="float" office:value="100" table:style-name="ce154">
            <text:p>100.00</text:p>
          </table:table-cell>
          <table:table-cell office:value-type="float" office:value="94.73684210526315" table:style-name="ce154">
            <text:p>94.74</text:p>
          </table:table-cell>
          <table:table-cell office:value-type="float" office:value="5.0388568563549763" table:style-name="ce154">
            <text:p>5.04</text:p>
          </table:table-cell>
          <table:table-cell office:value-type="float" office:value="3.9634146341463414" table:style-name="ce154">
            <text:p>3.96</text:p>
          </table:table-cell>
          <table:table-cell office:value-type="float" office:value="63.157894736842103" table:style-name="ce154">
            <text:p>63.16</text:p>
          </table:table-cell>
          <table:table-cell office:value-type="float" office:value="46.666666666666664" table:style-name="ce154">
            <text:p>46.67</text:p>
          </table:table-cell>
          <table:table-cell office:value-type="float" office:value="125" table:style-name="ce154">
            <text:p>125.00</text:p>
          </table:table-cell>
          <table:table-cell office:value-type="float" office:value="97.058823529411768" table:style-name="ce154">
            <text:p>97.06</text:p>
          </table:table-cell>
          <table:table-cell office:value-type="float" office:value="100" table:style-name="ce154">
            <text:p>100.00</text:p>
          </table:table-cell>
          <table:table-cell office:value-type="float" office:value="94.73684210526315" table:style-name="ce154">
            <text:p>94.74</text:p>
          </table:table-cell>
          <table:table-cell office:value-type="float" office:value="27.27272727272727" table:style-name="ce154">
            <text:p>27.27</text:p>
          </table:table-cell>
          <table:table-cell office:value-type="float" office:value="27.27272727272727" table:style-name="ce154">
            <text:p>27.27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5.0780282387911813" table:style-name="ce156">
            <text:p>5.08</text:p>
          </table:table-cell>
          <table:table-cell office:value-type="float" office:value="5.4023635340461453" table:style-name="ce156">
            <text:p>5.40</text:p>
          </table:table-cell>
          <table:table-cell office:value-type="float" office:value="2.0576131687242798" table:style-name="ce156">
            <text:p>2.06</text:p>
          </table:table-cell>
          <table:table-cell office:value-type="float" office:value="0.42016806722689076" table:style-name="ce156">
            <text:p>0.42</text:p>
          </table:table-cell>
          <table:table-cell office:value-type="float" office:value="80" table:style-name="ce156">
            <text:p>80.00</text:p>
          </table:table-cell>
          <table:table-cell office:value-type="float" office:value="3.3333333333333335" table:style-name="ce156">
            <text:p>3.33</text:p>
          </table:table-cell>
          <table:table-cell office:value-type="float" office:value="2.5641025641025639" table:style-name="ce156">
            <text:p>2.56</text:p>
          </table:table-cell>
          <table:table-cell office:value-type="float" office:value="33.333333333333329" table:style-name="ce156">
            <text:p>33.33</text:p>
          </table:table-cell>
          <table:table-cell office:value-type="float" office:value="5.0388568563549763" table:style-name="ce156">
            <text:p>5.04</text:p>
          </table:table-cell>
          <table:table-cell office:value-type="float" office:value="5.3622361665715914" table:style-name="ce156">
            <text:p>5.36</text:p>
          </table:table-cell>
          <table:table-cell office:value-type="float" office:value="2.0576131687242798" table:style-name="ce156">
            <text:p>2.06</text:p>
          </table:table-cell>
          <table:table-cell office:value-type="float" office:value="0.42016806722689076" table:style-name="ce156">
            <text:p>0.42</text:p>
          </table:table-cell>
          <table:table-cell office:value-type="float" office:value="80" table:style-name="ce156">
            <text:p>80.00</text:p>
          </table:table-cell>
          <table:table-cell office:value-type="float" office:value="3.3333333333333335" table:style-name="ce156">
            <text:p>3.33</text:p>
          </table:table-cell>
          <table:table-cell office:value-type="float" office:value="2.5641025641025639" table:style-name="ce156">
            <text:p>2.56</text:p>
          </table:table-cell>
          <table:table-cell office:value-type="float" office:value="33.333333333333329" table:style-name="ce156">
            <text:p>33.33</text:p>
          </table:table-cell>
          <table:table-cell office:value-type="float" office:value="8.3333333333333321" table:style-name="ce156">
            <text:p>8.33</text:p>
          </table:table-cell>
          <table:table-cell office:value-type="float" office:value="8.3333333333333321" table:style-name="ce156">
            <text:p>8.33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-10.362364907819453" table:style-name="ce159">
            <text:p>–10.36</text:p>
          </table:table-cell>
          <table:table-cell office:value-type="float" office:value="-9.9897013388259523" table:style-name="ce159">
            <text:p>–9.99</text:p>
          </table:table-cell>
          <table:table-cell office:value-type="float" office:value="-15.709969788519636" table:style-name="ce159">
            <text:p>–15.71</text:p>
          </table:table-cell>
          <table:table-cell office:value-type="float" office:value="-18.4375" table:style-name="ce159">
            <text:p>–18.44</text:p>
          </table:table-cell>
          <table:table-cell office:value-type="float" office:value="63.636363636363633" table:style-name="ce159">
            <text:p>63.64</text:p>
          </table:table-cell>
          <table:table-cell office:value-type="float" office:value="-14.402173913043478" table:style-name="ce159">
            <text:p>–14.40</text:p>
          </table:table-cell>
          <table:table-cell office:value-type="float" office:value="-13.461538461538462" table:style-name="ce159">
            <text:p>–13.46</text:p>
          </table:table-cell>
          <table:table-cell office:value-type="float" office:value="-19.642857142857142" table:style-name="ce159">
            <text:p>–19.64</text:p>
          </table:table-cell>
          <table:table-cell office:value-type="float" office:value="-10.259156136217605" table:style-name="ce159">
            <text:p>–10.26</text:p>
          </table:table-cell>
          <table:table-cell office:value-type="float" office:value="-9.8842592592592595" table:style-name="ce159">
            <text:p>–9.88</text:p>
          </table:table-cell>
          <table:table-cell office:value-type="float" office:value="-15.709969788519636" table:style-name="ce159">
            <text:p>–15.71</text:p>
          </table:table-cell>
          <table:table-cell office:value-type="float" office:value="-18.4375" table:style-name="ce159">
            <text:p>–18.44</text:p>
          </table:table-cell>
          <table:table-cell office:value-type="float" office:value="63.636363636363633" table:style-name="ce159">
            <text:p>63.64</text:p>
          </table:table-cell>
          <table:table-cell office:value-type="float" office:value="-14.168937329700274" table:style-name="ce159">
            <text:p>–14.17</text:p>
          </table:table-cell>
          <table:table-cell office:value-type="float" office:value="-13.461538461538462" table:style-name="ce159">
            <text:p>–13.46</text:p>
          </table:table-cell>
          <table:table-cell office:value-type="float" office:value="-18.181818181818183" table:style-name="ce159">
            <text:p>–18.18</text:p>
          </table:table-cell>
          <table:table-cell office:value-type="float" office:value="-20" table:style-name="ce159">
            <text:p>–20.00</text:p>
          </table:table-cell>
          <table:table-cell office:value-type="float" office:value="-19.19191919191919" table:style-name="ce159">
            <text:p>–19.19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-10.083137923683649" table:style-name="ce154">
            <text:p>–10.08</text:p>
          </table:table-cell>
          <table:table-cell office:value-type="float" office:value="-10.629067245119305" table:style-name="ce154">
            <text:p>–10.63</text:p>
          </table:table-cell>
          <table:table-cell office:value-type="float" office:value="29.166666666666668" table:style-name="ce154">
            <text:p>29.17</text:p>
          </table:table-cell>
          <table:table-cell office:value-type="float" office:value="22.222222222222221" table:style-name="ce154">
            <text:p>22.22</text:p>
          </table:table-cell>
          <table:table-cell office:value-type="float" office:value="50" table:style-name="ce154">
            <text:p>50.00</text:p>
          </table:table-cell>
          <table:table-cell office:value-type="float" office:value="17.543859649122805" table:style-name="ce154">
            <text:p>17.54</text:p>
          </table:table-cell>
          <table:table-cell office:value-type="float" office:value="87.5" table:style-name="ce154">
            <text:p>87.50</text:p>
          </table:table-cell>
          <table:table-cell office:value-type="float" office:value="-9.7560975609756095" table:style-name="ce154">
            <text:p>–9.76</text:p>
          </table:table-cell>
          <table:table-cell office:value-type="float" office:value="-10.259156136217605" table:style-name="ce154">
            <text:p>–10.26</text:p>
          </table:table-cell>
          <table:table-cell office:value-type="float" office:value="-10.810810810810811" table:style-name="ce154">
            <text:p>–10.81</text:p>
          </table:table-cell>
          <table:table-cell office:value-type="float" office:value="29.166666666666668" table:style-name="ce154">
            <text:p>29.17</text:p>
          </table:table-cell>
          <table:table-cell office:value-type="float" office:value="22.222222222222221" table:style-name="ce154">
            <text:p>22.22</text:p>
          </table:table-cell>
          <table:table-cell office:value-type="float" office:value="50" table:style-name="ce154">
            <text:p>50.00</text:p>
          </table:table-cell>
          <table:table-cell office:value-type="float" office:value="17.543859649122805" table:style-name="ce154">
            <text:p>17.54</text:p>
          </table:table-cell>
          <table:table-cell office:value-type="float" office:value="87.5" table:style-name="ce154">
            <text:p>87.50</text:p>
          </table:table-cell>
          <table:table-cell office:value-type="float" office:value="-9.7560975609756095" table:style-name="ce154">
            <text:p>–9.76</text:p>
          </table:table-cell>
          <table:table-cell office:value-type="float" office:value="27.27272727272727" table:style-name="ce154">
            <text:p>27.27</text:p>
          </table:table-cell>
          <table:table-cell office:value-type="float" office:value="27.27272727272727" table:style-name="ce154">
            <text:p>27.27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-10.638297872340425" table:style-name="ce156">
            <text:p>–10.64</text:p>
          </table:table-cell>
          <table:table-cell office:value-type="float" office:value="-9.275853717607168" table:style-name="ce156">
            <text:p>–9.28</text:p>
          </table:table-cell>
          <table:table-cell office:value-type="float" office:value="-19.218241042345277" table:style-name="ce156">
            <text:p>–19.22</text:p>
          </table:table-cell>
          <table:table-cell office:value-type="float" office:value="-20.860927152317881" table:style-name="ce156">
            <text:p>–20.86</text:p>
          </table:table-cell>
          <table:table-cell office:value-type="float" office:value="80" table:style-name="ce156">
            <text:p>80.00</text:p>
          </table:table-cell>
          <table:table-cell office:value-type="float" office:value="-20.257234726688104" table:style-name="ce156">
            <text:p>–20.26</text:p>
          </table:table-cell>
          <table:table-cell office:value-type="float" office:value="-18.918918918918919" table:style-name="ce156">
            <text:p>–18.92</text:p>
          </table:table-cell>
          <table:table-cell office:value-type="float" office:value="-46.666666666666664" table:style-name="ce156">
            <text:p>–46.67</text:p>
          </table:table-cell>
          <table:table-cell office:value-type="float" office:value="-10.259156136217605" table:style-name="ce156">
            <text:p>–10.26</text:p>
          </table:table-cell>
          <table:table-cell office:value-type="float" office:value="-8.8351431391905244" table:style-name="ce156">
            <text:p>–8.84</text:p>
          </table:table-cell>
          <table:table-cell office:value-type="float" office:value="-19.218241042345277" table:style-name="ce156">
            <text:p>–19.22</text:p>
          </table:table-cell>
          <table:table-cell office:value-type="float" office:value="-20.860927152317881" table:style-name="ce156">
            <text:p>–20.86</text:p>
          </table:table-cell>
          <table:table-cell office:value-type="float" office:value="80" table:style-name="ce156">
            <text:p>80.00</text:p>
          </table:table-cell>
          <table:table-cell office:value-type="float" office:value="-20" table:style-name="ce156">
            <text:p>–20.00</text:p>
          </table:table-cell>
          <table:table-cell office:value-type="float" office:value="-18.918918918918919" table:style-name="ce156">
            <text:p>–18.92</text:p>
          </table:table-cell>
          <table:table-cell office:value-type="float" office:value="-42.857142857142854" table:style-name="ce156">
            <text:p>–42.86</text:p>
          </table:table-cell>
          <table:table-cell office:value-type="float" office:value="-33.333333333333329" table:style-name="ce156">
            <text:p>–33.33</text:p>
          </table:table-cell>
          <table:table-cell office:value-type="float" office:value="-32.467532467532465" table:style-name="ce156">
            <text:p>–32.47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 民國110年5月10日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9"/>
          <table:table-cell table:number-columns-repeated="16383" table:style-name="ce50"/>
        </table:table-row>
        <table:table-row table:number-rows-repeated="1048401" table:style-name="ro11">
          <table:table-cell table:number-columns-repeated="16384"/>
        </table:table-row>
        <table:named-expressions>
          <table:named-range table:name="Print_Area" table:cell-range-address="09離-年月別.$A$1:09離-年月別.$Z$174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0年4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8460" table:style-name="ce67">
            <text:p><text:s text:c="3"/>8,460</text:p>
          </table:table-cell>
          <table:table-cell office:value-type="float" office:value="7866" table:style-name="ce67">
            <text:p><text:s text:c="3"/>7,866</text:p>
          </table:table-cell>
          <table:table-cell office:value-type="float" office:value="279" table:style-name="ce67">
            <text:p><text:s text:c="3"/>279</text:p>
          </table:table-cell>
          <table:table-cell office:value-type="float" office:value="261" table:style-name="ce67">
            <text:p><text:s text:c="3"/>261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315" table:style-name="ce67">
            <text:p><text:s text:c="3"/>315</text:p>
          </table:table-cell>
          <table:table-cell office:value-type="float" office:value="270" table:style-name="ce67">
            <text:p><text:s text:c="3"/>270</text:p>
          </table:table-cell>
          <table:table-cell office:value-type="float" office:value="45" table:style-name="ce67">
            <text:p><text:s text:c="3"/>45</text:p>
          </table:table-cell>
          <table:table-cell office:value-type="float" office:value="8380" table:style-name="ce67">
            <text:p><text:s text:c="3"/>8,380</text:p>
          </table:table-cell>
          <table:table-cell office:value-type="float" office:value="7786" table:style-name="ce65">
            <text:p><text:s text:c="3"/>7,786</text:p>
          </table:table-cell>
          <table:table-cell office:value-type="float" office:value="279" table:style-name="ce65">
            <text:p><text:s text:c="3"/>279</text:p>
          </table:table-cell>
          <table:table-cell office:value-type="float" office:value="261" table:style-name="ce65">
            <text:p><text:s text:c="3"/>261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315" table:style-name="ce65">
            <text:p><text:s text:c="3"/>315</text:p>
          </table:table-cell>
          <table:table-cell office:value-type="float" office:value="270" table:style-name="ce65">
            <text:p><text:s text:c="3"/>270</text:p>
          </table:table-cell>
          <table:table-cell office:value-type="float" office:value="45" table:style-name="ce65">
            <text:p><text:s text:c="3"/>45</text:p>
          </table:table-cell>
          <table:table-cell office:value-type="float" office:value="80" table:style-name="ce67">
            <text:p><text:s text:c="3"/>80</text:p>
          </table:table-cell>
          <table:table-cell office:value-type="float" office:value="80" table:style-name="ce65">
            <text:p><text:s text:c="3"/>80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218" table:style-name="ce43">
            <text:p><text:s text:c="3"/>4,218</text:p>
          </table:table-cell>
          <table:table-cell office:value-type="float" office:value="4120" table:style-name="ce43">
            <text:p><text:s text:c="3"/>4,120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67" table:style-name="ce43">
            <text:p><text:s text:c="3"/>67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4190" table:style-name="ce43">
            <text:p><text:s text:c="3"/>4,190</text:p>
          </table:table-cell>
          <table:table-cell office:value-type="float" office:value="4092" table:style-name="ce47">
            <text:p><text:s text:c="3"/>4,09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242" table:style-name="ce53">
            <text:p><text:s text:c="3"/>4,242</text:p>
          </table:table-cell>
          <table:table-cell office:value-type="float" office:value="3746" table:style-name="ce53">
            <text:p><text:s text:c="3"/>3,746</text:p>
          </table:table-cell>
          <table:table-cell office:value-type="float" office:value="248" table:style-name="ce53">
            <text:p><text:s text:c="3"/>248</text:p>
          </table:table-cell>
          <table:table-cell office:value-type="float" office:value="239" table:style-name="ce53">
            <text:p><text:s text:c="3"/>239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48" table:style-name="ce53">
            <text:p><text:s text:c="3"/>248</text:p>
          </table:table-cell>
          <table:table-cell office:value-type="float" office:value="240" table:style-name="ce53">
            <text:p><text:s text:c="3"/>24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4190" table:style-name="ce53">
            <text:p><text:s text:c="3"/>4,190</text:p>
          </table:table-cell>
          <table:table-cell office:value-type="float" office:value="3694" table:style-name="ce57">
            <text:p><text:s text:c="3"/>3,694</text:p>
          </table:table-cell>
          <table:table-cell office:value-type="float" office:value="248" table:style-name="ce57">
            <text:p><text:s text:c="3"/>248</text:p>
          </table:table-cell>
          <table:table-cell office:value-type="float" office:value="239" table:style-name="ce57">
            <text:p><text:s text:c="3"/>23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48" table:style-name="ce57">
            <text:p><text:s text:c="3"/>248</text:p>
          </table:table-cell>
          <table:table-cell office:value-type="float" office:value="240" table:style-name="ce57">
            <text:p><text:s text:c="3"/>240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2" table:style-name="ce53">
            <text:p><text:s text:c="3"/>52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484" table:style-name="ce43">
            <text:p><text:s text:c="3"/>1,484</text:p>
          </table:table-cell>
          <table:table-cell office:value-type="float" office:value="1387" table:style-name="ce43">
            <text:p><text:s text:c="3"/>1,387</text:p>
          </table:table-cell>
          <table:table-cell office:value-type="float" office:value="46" table:style-name="ce43">
            <text:p><text:s text:c="3"/>46</text:p>
          </table:table-cell>
          <table:table-cell office:value-type="float" office:value="46" table:style-name="ce43">
            <text:p><text:s text:c="3"/>46</text:p>
          </table:table-cell>
          <table:table-cell office:value-type="float" office:value="0" table:style-name="ce43">
            <text:p>—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476" table:style-name="ce43">
            <text:p><text:s text:c="3"/>1,476</text:p>
          </table:table-cell>
          <table:table-cell office:value-type="float" office:value="1379" table:style-name="ce47">
            <text:p><text:s text:c="3"/>1,37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0" table:style-name="ce67">
            <text:p>—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738" table:style-name="ce43">
            <text:p><text:s text:c="3"/>738</text:p>
          </table:table-cell>
          <table:table-cell office:value-type="float" office:value="722" table:style-name="ce43">
            <text:p><text:s text:c="3"/>72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738" table:style-name="ce43">
            <text:p><text:s text:c="3"/>738</text:p>
          </table:table-cell>
          <table:table-cell office:value-type="float" office:value="722" table:style-name="ce43">
            <text:p><text:s text:c="3"/>72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746" table:style-name="ce53">
            <text:p><text:s text:c="3"/>746</text:p>
          </table:table-cell>
          <table:table-cell office:value-type="float" office:value="665" table:style-name="ce53">
            <text:p><text:s text:c="3"/>665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0" table:style-name="ce53">
            <text:p>—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738" table:style-name="ce53">
            <text:p><text:s text:c="3"/>738</text:p>
          </table:table-cell>
          <table:table-cell office:value-type="float" office:value="657" table:style-name="ce53">
            <text:p><text:s text:c="3"/>657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0" table:style-name="ce53">
            <text:p>—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748" table:style-name="ce43">
            <text:p><text:s text:c="3"/>748</text:p>
          </table:table-cell>
          <table:table-cell office:value-type="float" office:value="685" table:style-name="ce43">
            <text:p><text:s text:c="3"/>685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736" table:style-name="ce43">
            <text:p><text:s text:c="3"/>736</text:p>
          </table:table-cell>
          <table:table-cell office:value-type="float" office:value="673" table:style-name="ce43">
            <text:p><text:s text:c="3"/>67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72" table:style-name="ce43">
            <text:p><text:s text:c="3"/>372</text:p>
          </table:table-cell>
          <table:table-cell office:value-type="float" office:value="354" table:style-name="ce43">
            <text:p><text:s text:c="3"/>35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350" table:style-name="ce43">
            <text:p><text:s text:c="3"/>35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76" table:style-name="ce53">
            <text:p><text:s text:c="3"/>376</text:p>
          </table:table-cell>
          <table:table-cell office:value-type="float" office:value="331" table:style-name="ce53">
            <text:p><text:s text:c="3"/>33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323" table:style-name="ce53">
            <text:p><text:s text:c="3"/>323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38" table:style-name="ce43">
            <text:p><text:s text:c="3"/>938</text:p>
          </table:table-cell>
          <table:table-cell office:value-type="float" office:value="867" table:style-name="ce43">
            <text:p><text:s text:c="3"/>867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932" table:style-name="ce43">
            <text:p><text:s text:c="3"/>932</text:p>
          </table:table-cell>
          <table:table-cell office:value-type="float" office:value="861" table:style-name="ce43">
            <text:p><text:s text:c="3"/>86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468" table:style-name="ce43">
            <text:p><text:s text:c="3"/>468</text:p>
          </table:table-cell>
          <table:table-cell office:value-type="float" office:value="452" table:style-name="ce43">
            <text:p><text:s text:c="3"/>45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450" table:style-name="ce43">
            <text:p><text:s text:c="3"/>45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70" table:style-name="ce53">
            <text:p><text:s text:c="3"/>470</text:p>
          </table:table-cell>
          <table:table-cell office:value-type="float" office:value="415" table:style-name="ce53">
            <text:p><text:s text:c="3"/>415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0" table:style-name="ce53">
            <text:p>—</text:p>
          </table:table-cell>
          <table:table-cell office:value-type="float" office:value="466" table:style-name="ce53">
            <text:p><text:s text:c="3"/>466</text:p>
          </table:table-cell>
          <table:table-cell office:value-type="float" office:value="411" table:style-name="ce53">
            <text:p><text:s text:c="3"/>411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0" table:style-name="ce53">
            <text:p>—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1108" table:style-name="ce43">
            <text:p><text:s text:c="3"/>1,108</text:p>
          </table:table-cell>
          <table:table-cell office:value-type="float" office:value="1037" table:style-name="ce43">
            <text:p><text:s text:c="3"/>1,03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100" table:style-name="ce43">
            <text:p><text:s text:c="3"/>1,100</text:p>
          </table:table-cell>
          <table:table-cell office:value-type="float" office:value="1029" table:style-name="ce43">
            <text:p><text:s text:c="3"/>1,02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552" table:style-name="ce43">
            <text:p><text:s text:c="3"/>552</text:p>
          </table:table-cell>
          <table:table-cell office:value-type="float" office:value="541" table:style-name="ce43">
            <text:p><text:s text:c="3"/>54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539" table:style-name="ce43">
            <text:p><text:s text:c="3"/>53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56" table:style-name="ce53">
            <text:p><text:s text:c="3"/>556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0" table:style-name="ce53">
            <text:p>—</text:p>
          </table:table-cell>
          <table:table-cell office:value-type="float" office:value="550" table:style-name="ce53">
            <text:p><text:s text:c="3"/>550</text:p>
          </table:table-cell>
          <table:table-cell office:value-type="float" office:value="490" table:style-name="ce53">
            <text:p><text:s text:c="3"/>490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0" table:style-name="ce53">
            <text:p>—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564" table:style-name="ce43">
            <text:p><text:s text:c="3"/>564</text:p>
          </table:table-cell>
          <table:table-cell office:value-type="float" office:value="528" table:style-name="ce43">
            <text:p><text:s text:c="3"/>52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62" table:style-name="ce43">
            <text:p><text:s text:c="3"/>562</text:p>
          </table:table-cell>
          <table:table-cell office:value-type="float" office:value="526" table:style-name="ce43">
            <text:p><text:s text:c="3"/>52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283" table:style-name="ce43">
            <text:p><text:s text:c="3"/>283</text:p>
          </table:table-cell>
          <table:table-cell office:value-type="float" office:value="280" table:style-name="ce43">
            <text:p><text:s text:c="3"/>28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81" table:style-name="ce43">
            <text:p><text:s text:c="3"/>281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281" table:style-name="ce53">
            <text:p><text:s text:c="3"/>281</text:p>
          </table:table-cell>
          <table:table-cell office:value-type="float" office:value="248" table:style-name="ce53">
            <text:p><text:s text:c="3"/>248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0" table:style-name="ce53">
            <text:p>—</text:p>
          </table:table-cell>
          <table:table-cell office:value-type="float" office:value="281" table:style-name="ce53">
            <text:p><text:s text:c="3"/>281</text:p>
          </table:table-cell>
          <table:table-cell office:value-type="float" office:value="248" table:style-name="ce53">
            <text:p><text:s text:c="3"/>248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972" table:style-name="ce43">
            <text:p><text:s text:c="3"/>972</text:p>
          </table:table-cell>
          <table:table-cell office:value-type="float" office:value="899" table:style-name="ce43">
            <text:p><text:s text:c="3"/>899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960" table:style-name="ce43">
            <text:p><text:s text:c="3"/>960</text:p>
          </table:table-cell>
          <table:table-cell office:value-type="float" office:value="887" table:style-name="ce43">
            <text:p><text:s text:c="3"/>88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484" table:style-name="ce43">
            <text:p><text:s text:c="3"/>484</text:p>
          </table:table-cell>
          <table:table-cell office:value-type="float" office:value="474" table:style-name="ce43">
            <text:p><text:s text:c="3"/>47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80" table:style-name="ce43">
            <text:p><text:s text:c="3"/>480</text:p>
          </table:table-cell>
          <table:table-cell office:value-type="float" office:value="470" table:style-name="ce43">
            <text:p><text:s text:c="3"/>47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488" table:style-name="ce53">
            <text:p><text:s text:c="3"/>488</text:p>
          </table:table-cell>
          <table:table-cell office:value-type="float" office:value="425" table:style-name="ce53">
            <text:p><text:s text:c="3"/>425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480" table:style-name="ce53">
            <text:p><text:s text:c="3"/>480</text:p>
          </table:table-cell>
          <table:table-cell office:value-type="float" office:value="417" table:style-name="ce53">
            <text:p><text:s text:c="3"/>417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614" table:style-name="ce183">
            <text:p><text:s text:c="3"/>2,614</text:p>
          </table:table-cell>
          <table:table-cell office:value-type="float" office:value="2434" table:style-name="ce183">
            <text:p><text:s text:c="3"/>2,434</text:p>
          </table:table-cell>
          <table:table-cell office:value-type="float" office:value="82" table:style-name="ce183">
            <text:p><text:s text:c="3"/>82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98" table:style-name="ce43">
            <text:p><text:s text:c="3"/>98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582" table:style-name="ce183">
            <text:p><text:s text:c="3"/>2,582</text:p>
          </table:table-cell>
          <table:table-cell office:value-type="float" office:value="2402" table:style-name="ce183">
            <text:p><text:s text:c="3"/>2,402</text:p>
          </table:table-cell>
          <table:table-cell office:value-type="float" office:value="82" table:style-name="ce183">
            <text:p><text:s text:c="3"/>82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98" table:style-name="ce183">
            <text:p><text:s text:c="3"/>98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32" table:style-name="ce183">
            <text:p><text:s text:c="3"/>32</text:p>
          </table:table-cell>
          <table:table-cell office:value-type="float" office:value="32" table:style-name="ce183">
            <text:p><text:s text:c="3"/>3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305" table:style-name="ce185">
            <text:p><text:s text:c="3"/>1,305</text:p>
          </table:table-cell>
          <table:table-cell office:value-type="float" office:value="1282" table:style-name="ce185">
            <text:p><text:s text:c="3"/>1,282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1291" table:style-name="ce185">
            <text:p><text:s text:c="3"/>1,291</text:p>
          </table:table-cell>
          <table:table-cell office:value-type="float" office:value="1268" table:style-name="ce185">
            <text:p><text:s text:c="3"/>1,268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309" table:style-name="ce187">
            <text:p><text:s text:c="3"/>1,309</text:p>
          </table:table-cell>
          <table:table-cell office:value-type="float" office:value="1152" table:style-name="ce187">
            <text:p><text:s text:c="3"/>1,152</text:p>
          </table:table-cell>
          <table:table-cell office:value-type="float" office:value="73" table:style-name="ce187">
            <text:p><text:s text:c="3"/>73</text:p>
          </table:table-cell>
          <table:table-cell office:value-type="float" office:value="71" table:style-name="ce187">
            <text:p><text:s text:c="3"/>71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84" table:style-name="ce53">
            <text:p><text:s text:c="3"/>84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0" table:style-name="ce187">
            <text:p>—</text:p>
          </table:table-cell>
          <table:table-cell office:value-type="float" office:value="1291" table:style-name="ce187">
            <text:p><text:s text:c="3"/>1,291</text:p>
          </table:table-cell>
          <table:table-cell office:value-type="float" office:value="1134" table:style-name="ce187">
            <text:p><text:s text:c="3"/>1,134</text:p>
          </table:table-cell>
          <table:table-cell office:value-type="float" office:value="73" table:style-name="ce187">
            <text:p><text:s text:c="3"/>73</text:p>
          </table:table-cell>
          <table:table-cell office:value-type="float" office:value="71" table:style-name="ce187">
            <text:p><text:s text:c="3"/>71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0" table:style-name="ce187">
            <text:p>—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204" table:style-name="ce119">
            <text:p><text:s text:c="3"/>204</text:p>
          </table:table-cell>
          <table:table-cell office:value-type="float" office:value="189" table:style-name="ce119">
            <text:p><text:s text:c="3"/>18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88" table:style-name="ce125">
            <text:p><text:s text:c="3"/>8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36" table:style-name="ce119">
            <text:p><text:s text:c="3"/>236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212" table:style-name="ce119">
            <text:p><text:s text:c="3"/>21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114" table:style-name="ce119">
            <text:p><text:s text:c="3"/>11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16" table:style-name="ce119">
            <text:p><text:s text:c="3"/>116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185" table:style-name="ce119">
            <text:p><text:s text:c="3"/>18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200" table:style-name="ce119">
            <text:p><text:s text:c="3"/>200</text:p>
          </table:table-cell>
          <table:table-cell office:value-type="float" office:value="183" table:style-name="ce119">
            <text:p><text:s text:c="3"/>183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406" table:style-name="ce119">
            <text:p><text:s text:c="3"/>406</text:p>
          </table:table-cell>
          <table:table-cell office:value-type="float" office:value="380" table:style-name="ce119">
            <text:p><text:s text:c="3"/>38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376" table:style-name="ce119">
            <text:p><text:s text:c="3"/>376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91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204" table:style-name="ce119">
            <text:p><text:s text:c="3"/>20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00" table:style-name="ce119">
            <text:p><text:s text:c="3"/>20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01" table:style-name="ce125">
            <text:p><text:s text:c="3"/>201</text:p>
          </table:table-cell>
          <table:table-cell office:value-type="float" office:value="176" table:style-name="ce125">
            <text:p><text:s text:c="3"/>17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5">
            <text:p>—</text:p>
          </table:table-cell>
          <table:table-cell office:value-type="float" office:value="201" table:style-name="ce125">
            <text:p><text:s text:c="3"/>201</text:p>
          </table:table-cell>
          <table:table-cell office:value-type="float" office:value="176" table:style-name="ce125">
            <text:p><text:s text:c="3"/>17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185" table:style-name="ce119">
            <text:p><text:s text:c="3"/>18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185" table:style-name="ce119">
            <text:p><text:s text:c="3"/>185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332" table:style-name="ce119">
            <text:p><text:s text:c="3"/>332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58" table:style-name="ce119">
            <text:p><text:s text:c="3"/>15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56" table:style-name="ce119">
            <text:p><text:s text:c="3"/>15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55" table:style-name="ce125">
            <text:p><text:s text:c="3"/>155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62" table:style-name="ce125">
            <text:p><text:s text:c="3"/>162</text:p>
          </table:table-cell>
          <table:table-cell office:value-type="float" office:value="149" table:style-name="ce125">
            <text:p><text:s text:c="3"/>14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107" table:style-name="ce119">
            <text:p><text:s text:c="3"/>10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6" table:style-name="ce119">
            <text:p><text:s text:c="3"/>106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46" table:style-name="ce119">
            <text:p><text:s text:c="3"/>146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9" table:style-name="ce67">
            <text:p><text:s text:c="3"/>29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 民國110年5月10日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94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79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81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6"/>
          <table:table-cell table:number-columns-repeated="16324"/>
        </table:table-row>
        <table:table-row table:style-name="ro7" table:visibility="collapse">
          <table:table-cell office:value-type="string" table:style-name="ce268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8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9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8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4月止</text:p>
          </table:table-cell>
          <table:table-cell office:value-type="string" table:style-name="ce142">
            <text:p>計</text:p>
          </table:table-cell>
          <table:table-cell office:value-type="float" office:value="31842" table:style-name="ce67">
            <text:p><text:s text:c="3"/>31,842</text:p>
          </table:table-cell>
          <table:table-cell office:value-type="float" office:value="29582" table:style-name="ce67">
            <text:p><text:s text:c="3"/>29,582</text:p>
          </table:table-cell>
          <table:table-cell office:value-type="float" office:value="29577" table:style-name="ce67">
            <text:p><text:s text:c="3"/>29,577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1055" table:style-name="ce67">
            <text:p><text:s text:c="3"/>1,055</text:p>
          </table:table-cell>
          <table:table-cell office:value-type="float" office:value="563" table:style-name="ce67">
            <text:p><text:s text:c="3"/>563</text:p>
          </table:table-cell>
          <table:table-cell office:value-type="float" office:value="492" table:style-name="ce67">
            <text:p><text:s text:c="3"/>492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28" table:style-name="ce67">
            <text:p><text:s text:c="3"/>28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1150" table:style-name="ce67">
            <text:p><text:s text:c="3"/>1,150</text:p>
          </table:table-cell>
          <table:table-cell office:value-type="float" office:value="657" table:style-name="ce67">
            <text:p><text:s text:c="3"/>657</text:p>
          </table:table-cell>
          <table:table-cell office:value-type="float" office:value="493" table:style-name="ce67">
            <text:p><text:s text:c="3"/>493</text:p>
          </table:table-cell>
          <table:table-cell office:value-type="float" office:value="990" table:style-name="ce67">
            <text:p><text:s text:c="3"/>990</text:p>
          </table:table-cell>
          <table:table-cell office:value-type="float" office:value="651" table:style-name="ce67">
            <text:p><text:s text:c="3"/>651</text:p>
          </table:table-cell>
          <table:table-cell office:value-type="float" office:value="339" table:style-name="ce67">
            <text:p><text:s text:c="3"/>339</text:p>
          </table:table-cell>
          <table:table-cell office:value-type="float" office:value="160" table:style-name="ce67">
            <text:p><text:s text:c="3"/>160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54" table:style-name="ce94">
            <text:p><text:s text:c="3"/>154</text:p>
          </table:table-cell>
          <table:table-cell office:value-type="float" office:value="31502" table:style-name="ce222">
            <text:p><text:s text:c="3"/>31,502</text:p>
          </table:table-cell>
          <table:table-cell office:value-type="float" office:value="29245" table:style-name="ce222">
            <text:p><text:s text:c="3"/>29,245</text:p>
          </table:table-cell>
          <table:table-cell office:value-type="float" office:value="29240" table:style-name="ce222">
            <text:p><text:s text:c="3"/>29,24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055" table:style-name="ce222">
            <text:p><text:s text:c="3"/>1,055</text:p>
          </table:table-cell>
          <table:table-cell office:value-type="float" office:value="563" table:style-name="ce222">
            <text:p><text:s text:c="3"/>563</text:p>
          </table:table-cell>
          <table:table-cell office:value-type="float" office:value="492" table:style-name="ce222">
            <text:p><text:s text:c="3"/>492</text:p>
          </table:table-cell>
          <table:table-cell office:value-type="float" office:value="55" table:style-name="ce222">
            <text:p><text:s text:c="3"/>55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27" table:style-name="ce222">
            <text:p><text:s text:c="3"/>27</text:p>
          </table:table-cell>
          <table:table-cell office:value-type="float" office:value="1147" table:style-name="ce222">
            <text:p><text:s text:c="3"/>1,147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491" table:style-name="ce222">
            <text:p><text:s text:c="3"/>491</text:p>
          </table:table-cell>
          <table:table-cell office:value-type="float" office:value="989" table:style-name="ce222">
            <text:p><text:s text:c="3"/>989</text:p>
          </table:table-cell>
          <table:table-cell office:value-type="float" office:value="650" table:style-name="ce222">
            <text:p><text:s text:c="3"/>650</text:p>
          </table:table-cell>
          <table:table-cell office:value-type="float" office:value="339" table:style-name="ce222">
            <text:p><text:s text:c="3"/>339</text:p>
          </table:table-cell>
          <table:table-cell office:value-type="float" office:value="158" table:style-name="ce222">
            <text:p><text:s text:c="3"/>15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340" table:style-name="ce222">
            <text:p><text:s text:c="3"/>340</text:p>
          </table:table-cell>
          <table:table-cell office:value-type="float" office:value="337" table:style-name="ce222">
            <text:p><text:s text:c="3"/>337</text:p>
          </table:table-cell>
          <table:table-cell office:value-type="float" office:value="337" table:style-name="ce222">
            <text:p><text:s text:c="3"/>33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843" table:style-name="ce43">
            <text:p><text:s text:c="3"/>15,843</text:p>
          </table:table-cell>
          <table:table-cell office:value-type="float" office:value="15552" table:style-name="ce43">
            <text:p><text:s text:c="3"/>15,552</text:p>
          </table:table-cell>
          <table:table-cell office:value-type="float" office:value="15547" table:style-name="ce43">
            <text:p><text:s text:c="3"/>15,54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67" table:style-name="ce43">
            <text:p><text:s text:c="3"/>67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58" table:style-name="ce43">
            <text:p><text:s text:c="3"/>58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86" table:style-name="ce43">
            <text:p><text:s text:c="3"/>186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65" table:style-name="ce43">
            <text:p><text:s text:c="3"/>65</text:p>
          </table:table-cell>
          <table:table-cell office:value-type="float" office:value="126" table:style-name="ce43">
            <text:p><text:s text:c="3"/>12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21" table:style-name="ce79">
            <text:p><text:s text:c="3"/>121</text:p>
          </table:table-cell>
          <table:table-cell office:value-type="float" office:value="15751" table:style-name="ce227">
            <text:p><text:s text:c="3"/>15,751</text:p>
          </table:table-cell>
          <table:table-cell office:value-type="float" office:value="15461" table:style-name="ce227">
            <text:p><text:s text:c="3"/>15,461</text:p>
          </table:table-cell>
          <table:table-cell office:value-type="float" office:value="15456" table:style-name="ce227">
            <text:p><text:s text:c="3"/>15,456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67" table:style-name="ce227">
            <text:p><text:s text:c="3"/>67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8" table:style-name="ce227">
            <text:p><text:s text:c="3"/>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197" table:style-name="ce227">
            <text:p><text:s text:c="3"/>197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185" table:style-name="ce227">
            <text:p><text:s text:c="3"/>18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65" table:style-name="ce227">
            <text:p><text:s text:c="3"/>65</text:p>
          </table:table-cell>
          <table:table-cell office:value-type="float" office:value="125" table:style-name="ce227">
            <text:p><text:s text:c="3"/>125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120" table:style-name="ce227">
            <text:p><text:s text:c="3"/>120</text:p>
          </table:table-cell>
          <table:table-cell office:value-type="float" office:value="92" table:style-name="ce227">
            <text:p><text:s text:c="3"/>92</text:p>
          </table:table-cell>
          <table:table-cell office:value-type="float" office:value="91" table:style-name="ce227">
            <text:p><text:s text:c="3"/>91</text:p>
          </table:table-cell>
          <table:table-cell office:value-type="float" office:value="91" table:style-name="ce227">
            <text:p><text:s text:c="3"/>9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5999" table:style-name="ce53">
            <text:p><text:s text:c="3"/>15,999</text:p>
          </table:table-cell>
          <table:table-cell office:value-type="float" office:value="14030" table:style-name="ce53">
            <text:p><text:s text:c="3"/>14,030</text:p>
          </table:table-cell>
          <table:table-cell office:value-type="float" office:value="14030" table:style-name="ce53">
            <text:p><text:s text:c="3"/>14,030</text:p>
          </table:table-cell>
          <table:table-cell office:value-type="float" office:value="0" table:style-name="ce53">
            <text:p>—</text:p>
          </table:table-cell>
          <table:table-cell office:value-type="float" office:value="988" table:style-name="ce53">
            <text:p><text:s text:c="3"/>988</text:p>
          </table:table-cell>
          <table:table-cell office:value-type="float" office:value="554" table:style-name="ce53">
            <text:p><text:s text:c="3"/>554</text:p>
          </table:table-cell>
          <table:table-cell office:value-type="float" office:value="434" table:style-name="ce53">
            <text:p><text:s text:c="3"/>434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952" table:style-name="ce53">
            <text:p><text:s text:c="3"/>952</text:p>
          </table:table-cell>
          <table:table-cell office:value-type="float" office:value="645" table:style-name="ce53">
            <text:p><text:s text:c="3"/>645</text:p>
          </table:table-cell>
          <table:table-cell office:value-type="float" office:value="307" table:style-name="ce53">
            <text:p><text:s text:c="3"/>307</text:p>
          </table:table-cell>
          <table:table-cell office:value-type="float" office:value="918" table:style-name="ce53">
            <text:p><text:s text:c="3"/>918</text:p>
          </table:table-cell>
          <table:table-cell office:value-type="float" office:value="644" table:style-name="ce53">
            <text:p><text:s text:c="3"/>644</text:p>
          </table:table-cell>
          <table:table-cell office:value-type="float" office:value="274" table:style-name="ce53">
            <text:p><text:s text:c="3"/>27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3" table:style-name="ce81">
            <text:p><text:s text:c="3"/>33</text:p>
          </table:table-cell>
          <table:table-cell office:value-type="float" office:value="15751" table:style-name="ce233">
            <text:p><text:s text:c="3"/>15,751</text:p>
          </table:table-cell>
          <table:table-cell office:value-type="float" office:value="13784" table:style-name="ce233">
            <text:p><text:s text:c="3"/>13,784</text:p>
          </table:table-cell>
          <table:table-cell office:value-type="float" office:value="13784" table:style-name="ce233">
            <text:p><text:s text:c="3"/>13,784</text:p>
          </table:table-cell>
          <table:table-cell office:value-type="float" office:value="0" table:style-name="ce233">
            <text:p>—</text:p>
          </table:table-cell>
          <table:table-cell office:value-type="float" office:value="988" table:style-name="ce233">
            <text:p><text:s text:c="3"/>988</text:p>
          </table:table-cell>
          <table:table-cell office:value-type="float" office:value="554" table:style-name="ce233">
            <text:p><text:s text:c="3"/>554</text:p>
          </table:table-cell>
          <table:table-cell office:value-type="float" office:value="434" table:style-name="ce233">
            <text:p><text:s text:c="3"/>43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19" table:style-name="ce233">
            <text:p><text:s text:c="3"/>19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950" table:style-name="ce233">
            <text:p><text:s text:c="3"/>950</text:p>
          </table:table-cell>
          <table:table-cell office:value-type="float" office:value="644" table:style-name="ce233">
            <text:p><text:s text:c="3"/>644</text:p>
          </table:table-cell>
          <table:table-cell office:value-type="float" office:value="306" table:style-name="ce233">
            <text:p><text:s text:c="3"/>306</text:p>
          </table:table-cell>
          <table:table-cell office:value-type="float" office:value="917" table:style-name="ce233">
            <text:p><text:s text:c="3"/>917</text:p>
          </table:table-cell>
          <table:table-cell office:value-type="float" office:value="643" table:style-name="ce233">
            <text:p><text:s text:c="3"/>643</text:p>
          </table:table-cell>
          <table:table-cell office:value-type="float" office:value="274" table:style-name="ce233">
            <text:p><text:s text:c="3"/>274</text:p>
          </table:table-cell>
          <table:table-cell office:value-type="float" office:value="33" table:style-name="ce233">
            <text:p><text:s text:c="3"/>33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" table:style-name="ce233">
            <text:p><text:s text:c="3"/>32</text:p>
          </table:table-cell>
          <table:table-cell office:value-type="float" office:value="248" table:style-name="ce233">
            <text:p><text:s text:c="3"/>248</text:p>
          </table:table-cell>
          <table:table-cell office:value-type="float" office:value="246" table:style-name="ce233">
            <text:p><text:s text:c="3"/>246</text:p>
          </table:table-cell>
          <table:table-cell office:value-type="float" office:value="246" table:style-name="ce233">
            <text:p><text:s text:c="3"/>246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table-cell office:value-type="string" table:style-name="ce268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269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 民國110年5月10日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number-rows-repeated="43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82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41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1D0" table:style-name="ta4">
        <table:table-source xlink:href="file:///C:/Users/moi1849/Desktop/123/3/1.月報/06速(月)報套印/11004/上網各月08及09公式(4月)最終版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1E0" table:style-name="ta4">
        <table:table-source xlink:href="file:///C:/Users/moi1849/Desktop/123/3/1.月報/06速(月)報套印/11004/上網各月08及09公式(4月)最終版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8結-年月別" table:style-name="ta4">
        <table:table-source xlink:href="file:///C:/Users/moi1849/Desktop/123/3/1.月報/06速(月)報套印/11004/上網各月08及09公式(4月)最終版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8結-縣市別" table:style-name="ta4">
        <table:table-source xlink:href="file:///C:/Users/moi1849/Desktop/123/3/1.月報/06速(月)報套印/11004/上網各月08及09公式(4月)最終版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8結-設籍情形" table:style-name="ta4">
        <table:table-source xlink:href="file:///C:/Users/moi1849/Desktop/123/3/1.月報/06速(月)報套印/11004/上網各月08及09公式(4月)最終版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9離-年月別" table:style-name="ta4">
        <table:table-source xlink:href="file:///C:/Users/moi1849/Desktop/123/3/1.月報/06速(月)報套印/11004/上網各月08及09公式(4月)最終版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9離-縣市別" table:style-name="ta4">
        <table:table-source xlink:href="file:///C:/Users/moi1849/Desktop/123/3/1.月報/06速(月)報套印/11004/上網各月08及09公式(4月)最終版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9離-設籍情形" table:style-name="ta4">
        <table:table-source xlink:href="file:///C:/Users/moi1849/Desktop/123/3/1.月報/06速(月)報套印/11004/上網各月08及09公式(4月)最終版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24:00Z</meta:creation-date>
    <dc:date>2021-05-05T08:25:22Z</dc:date>
  </office:meta>
</office:document-meta>
</file>